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75224F74449DBF2941.png" manifest:media-type="image/png"/>
  <manifest:file-entry manifest:full-path="Pictures/10000001000002DE000000A316B6EEE5660A3798.png" manifest:media-type="image/png"/>
  <manifest:file-entry manifest:full-path="Pictures/10000001000001F800000077435EED72F8BA4516.png" manifest:media-type="image/png"/>
  <manifest:file-entry manifest:full-path="Pictures/10000001000001F8000000773E9F2E3EB88DFBCD.png" manifest:media-type="image/png"/>
  <manifest:file-entry manifest:full-path="Pictures/10000001000002E20000005E5F126FF109CF2BAF.png" manifest:media-type="image/png"/>
  <manifest:file-entry manifest:full-path="Pictures/100000010000019D0000006164FF93578FD7A058.png" manifest:media-type="image/png"/>
  <manifest:file-entry manifest:full-path="Pictures/10000001000002D60000008414E301DE849D760B.png" manifest:media-type="image/png"/>
  <manifest:file-entry manifest:full-path="Pictures/100000010000015000000039142E6483FDD55626.png" manifest:media-type="image/png"/>
  <manifest:file-entry manifest:full-path="Pictures/10000001000002D60000008449E337209F2ECB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x="-0.192cm" svg:y="0.43cm" svg:width="17cm" svg:height="3.09cm" draw:z-index="0"><draw:image xlink:href="Pictures/10000001000002D60000008449E337209F2ECB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2" text:anchor-type="char" svg:x="-0.168cm" svg:y="0.021cm" svg:width="17cm" svg:height="3.09cm" draw:z-index="1"><draw:image xlink:href="Pictures/10000001000002D60000008414E301DE849D760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3" text:anchor-type="char" svg:x="3.983cm" svg:y="0.335cm" svg:width="8.89cm" svg:height="1.508cm" draw:z-index="2"><draw:image xlink:href="Pictures/100000010000015000000039142E6483FDD556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char" svg:x="3.277cm" svg:y="0.176cm" svg:width="10.927cm" svg:height="2.566cm" draw:z-index="3"><draw:image xlink:href="Pictures/100000010000019D0000006164FF93578FD7A0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5" text:anchor-type="char" svg:width="13.335cm" svg:height="3.149cm" draw:z-index="4"><draw:image xlink:href="Pictures/10000001000001F8000000773E9F2E3EB88DFB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x="1.64cm" svg:y="0.33cm" svg:width="13.335cm" svg:height="3.149cm" draw:z-index="5"><draw:image xlink:href="Pictures/10000001000001F800000077435EED72F8BA45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width="17cm" svg:height="3.775cm" draw:z-index="6"><draw:image xlink:href="Pictures/10000001000002DE000000A316B6EEE5660A37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width="17cm" svg:height="2.164cm" draw:z-index="7"><draw:image xlink:href="Pictures/10000001000002E20000005E5F126FF109CF2B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9" text:anchor-type="char" svg:width="17cm" svg:height="2.743cm" draw:z-index="8"><draw:image xlink:href="Pictures/10000001000002D500000075224F74449DBF2941.png" xlink:type="simple" xlink:show="embed" xlink:actuate="onLoad" draw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48:16.052202425</meta:creation-date>
    <meta:generator>LibreOffice/7.3.7.2$Linux_X86_64 LibreOffice_project/30$Build-2</meta:generator>
    <dc:date>2023-10-24T15:53:43.117551168</dc:date>
    <meta:editing-duration>PT5M25S</meta:editing-duration>
    <meta:editing-cycles>5</meta:editing-cycles>
    <meta:document-statistic meta:table-count="0" meta:image-count="9" meta:object-count="0" meta:page-count="3" meta:paragraph-count="0" meta:word-count="0" meta:character-count="0" meta:non-whitespace-character-count="0"/>
  </office:meta>
</office:document-meta>
</file>